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74a" officeooo:paragraph-rsid="0010174a"/>
    </style:style>
    <style:style style:name="P2" style:family="paragraph" style:parent-style-name="Standard">
      <style:text-properties officeooo:rsid="0013ebe2" officeooo:paragraph-rsid="0013ebe2"/>
    </style:style>
    <style:style style:name="P3" style:family="paragraph" style:parent-style-name="Standard">
      <style:text-properties officeooo:rsid="0015a315" officeooo:paragraph-rsid="0015a315"/>
    </style:style>
    <style:style style:name="P4" style:family="paragraph" style:parent-style-name="Standard">
      <style:text-properties officeooo:rsid="0017af74" officeooo:paragraph-rsid="0017af74"/>
    </style:style>
    <style:style style:name="P5" style:family="paragraph" style:parent-style-name="Standard">
      <style:text-properties officeooo:rsid="001a95a3" officeooo:paragraph-rsid="001a95a3"/>
    </style:style>
    <style:style style:name="T1" style:family="text">
      <style:text-properties officeooo:rsid="0010742c"/>
    </style:style>
    <style:style style:name="T2" style:family="text">
      <style:text-properties officeooo:rsid="0010e632"/>
    </style:style>
    <style:style style:name="T3" style:family="text">
      <style:text-properties officeooo:rsid="0015a315"/>
    </style:style>
    <style:style style:name="T4" style:family="text">
      <style:text-properties officeooo:rsid="00176b38"/>
    </style:style>
    <style:style style:name="T5" style:family="text">
      <style:text-properties officeooo:rsid="0017af74"/>
    </style:style>
    <style:style style:name="T6" style:family="text">
      <style:text-properties officeooo:rsid="001a8e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ournal</text:p>
      <text:p text:style-name="P1"/>
      <text:p text:style-name="P1">03/04 : Commencement du projet, <text:span text:style-name="T3">analyse du sujet, rédaction du rapport</text:span></text:p>
      <text:p text:style-name="P1"/>
      <text:p text:style-name="P1">Nous<text:span text:style-name="T1"> avons réfléchi à ce que nous voulions et ce que nous pouvions réaliser pour ce projet.</text:span></text:p>
      <text:p text:style-name="P1"><text:span text:style-name="T2">Etant donné que le sujet est à une étoile, nous avions décidé de le rendre un peu plus compliqué et d’y intégrer des fonctionnalités supplémentaires comme la gestion du temps réel et une interface graphique.</text:span></text:p>
      <text:p text:style-name="P3">Nous avons également commencé la rédaction du rapport <text:span text:style-name="T6">d’analyse</text:span> ainsi que les diagrammes <text:span text:style-name="T5">de cas</text:span> d’utilisation et de classes.</text:p>
      <text:p text:style-name="P1"/>
      <text:p text:style-name="P2">09/04 : <text:span text:style-name="T4">Finalisation du rapport</text:span>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9:24:43.872619960</meta:creation-date>
    <dc:date>2018-04-09T09:32:49.251414802</dc:date>
    <meta:editing-duration>PT8M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88" meta:character-count="530" meta:non-whitespace-character-count="448"/>
  </office:meta>
</office:document-meta>
</file>